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office:value-type="string" calcext:value-type="string">
            <text:p>Media cmplt</text:p>
          </table:table-cell>
          <table:table-cell office:value-type="string" calcext:value-type="string">
            <text:p>0:55:58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office:value-type="string" calcext:value-type="string">
            <text:p>media x 10</text:p>
          </table:table-cell>
          <table:table-cell office:value-type="string" calcext:value-type="string">
            <text:p>9:19:40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27:26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9:15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49:46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29:48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 </text:p>
          </table:table-cell>
          <table:table-cell office:value-type="string" calcext:value-type="string">
            <text:p>42:43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7:23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2:58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1:2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 </text:p>
          </table:table-cell>
          <table:table-cell office:value-type="string" calcext:value-type="string">
            <text:p>23:5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21:5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2:0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0:52.59</text:p>
          </table:table-cell>
          <table:table-cell table:number-columns-repeated="2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6:15:22.0519126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1T16:15:44.595086910</dc:date>
    <meta:editing-duration>PT1H12M55S</meta:editing-duration>
    <meta:editing-cycles>19</meta:editing-cycles>
    <meta:generator>LibreOffice/4.2.8.2$Linux_X86_64 LibreOffice_project/420m0$Build-2</meta:generator>
    <meta:document-statistic meta:table-count="1" meta:cell-count="46" meta:object-count="0"/>
  </office:meta>
</office:document-meta>
</file>